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2.3999996185303pt" style:font-size-complex="14.1499996185303pt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2.3999996185303pt" style:font-size-complex="14.1499996185303pt"/>
    </style:style>
    <style:style style:name="P3" style:family="paragraph" style:parent-style-name="Standard">
      <style:text-properties fo:font-size="13pt" officeooo:paragraph-rsid="000e47b9" style:font-size-asian="12.3999996185303pt" style:font-size-complex="14.1499996185303pt"/>
    </style:style>
    <style:style style:name="P4" style:family="paragraph" style:parent-style-name="Standard">
      <style:text-properties fo:font-size="13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text-properties fo:font-size="13pt" fo:font-style="normal" fo:font-weight="normal" officeooo:paragraph-rsid="000e5a80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fo:font-size="13pt" fo:font-style="normal" fo:font-weight="normal" officeooo:rsid="00105386" officeooo:paragraph-rsid="00105386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text-properties fo:font-size="13pt" fo:font-style="normal" fo:font-weight="normal" officeooo:rsid="000e5a80" officeooo:paragraph-rsid="000e5a80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font-size="13pt" fo:font-style="normal" fo:font-weight="normal" officeooo:rsid="00151a8e" officeooo:paragraph-rsid="00151a8e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style:font-name="Calibri1" fo:font-size="11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1" fo:font-size="11pt" fo:font-style="normal" fo:font-weight="normal" officeooo:rsid="00165474" officeooo:paragraph-rsid="0016547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Calibri1" fo:font-size="16pt" fo:font-weight="bold" style:font-size-asian="15.25pt" style:font-weight-asian="bold" style:font-size-complex="17.4500007629395pt" style:font-weight-complex="bold"/>
    </style:style>
    <style:style style:name="P12" style:family="paragraph" style:parent-style-name="Standard">
      <style:text-properties style:font-name="Calibri1" fo:font-size="2pt" fo:font-weight="bold" style:font-size-asian="5.69999980926514pt" style:font-weight-asian="bold" style:font-size-complex="6.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4" style:family="paragraph" style:parent-style-name="Standard">
      <style:text-properties fo:font-size="11pt" officeooo:paragraph-rsid="000e47b9" style:font-size-asian="11pt" style:font-size-complex="11pt"/>
    </style:style>
    <style:style style:name="P15" style:family="paragraph" style:parent-style-name="Standard">
      <style:text-properties fo:font-size="11pt" officeooo:paragraph-rsid="000e51d8" style:font-size-asian="11pt" style:font-size-complex="11pt"/>
    </style:style>
    <style:style style:name="P16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paragraph-rsid="000e5a80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3b969" officeooo:paragraph-rsid="00105386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paragraph-rsid="000e5a80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fo:font-size="11pt" fo:font-style="normal" officeooo:paragraph-rsid="000e5a80" style:font-size-asian="11pt" style:font-style-asian="normal" style:font-size-complex="11pt" style:font-style-complex="normal"/>
    </style:style>
    <style:style style:name="P21" style:family="paragraph" style:parent-style-name="Standard">
      <style:text-properties fo:font-size="11pt" fo:font-style="normal" officeooo:paragraph-rsid="000e51d8" style:font-size-asian="11pt" style:font-style-asian="normal" style:font-size-complex="11pt" style:font-style-complex="normal"/>
    </style:style>
    <style:style style:name="P22" style:family="paragraph" style:parent-style-name="Standard">
      <style:text-properties fo:font-size="11pt" fo:font-style="normal" officeooo:paragraph-rsid="000e47b9" style:font-size-asian="11pt" style:font-style-asian="normal" style:font-size-complex="11pt" style:font-style-complex="normal"/>
    </style:style>
    <style:style style:name="P23" style:family="paragraph" style:parent-style-name="Standard">
      <style:text-properties fo:font-size="11pt" officeooo:paragraph-rsid="00151a8e" style:font-size-asian="11.3500003814697pt" style:font-size-complex="13pt"/>
    </style:style>
    <style:style style:name="P24" style:family="paragraph" style:parent-style-name="Standard">
      <style:text-properties fo:font-size="11pt" officeooo:rsid="0018d74e" officeooo:paragraph-rsid="0018d74e" style:font-size-asian="9.60000038146973pt" style:font-size-complex="11pt"/>
    </style:style>
    <style:style style:name="P25" style:family="paragraph" style:parent-style-name="Standard">
      <style:text-properties fo:font-size="12pt" style:font-size-asian="15.25pt" style:font-size-complex="17.4500007629395pt"/>
    </style:style>
    <style:style style:name="P26" style:family="paragraph" style:parent-style-name="Standard">
      <style:text-properties officeooo:paragraph-rsid="0018d74e"/>
    </style:style>
    <style:style style:name="P27" style:family="paragraph" style:parent-style-name="Standard">
      <style:text-properties fo:font-size="9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9pt" fo:font-style="normal" fo:font-weight="normal" officeooo:paragraph-rsid="000e5a80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7pt" style:font-size-asian="11pt" style:font-size-complex="11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ize="13pt" style:font-size-asian="12.3999996185303pt" style:font-size-complex="14.1499996185303pt"/>
    </style:style>
    <style:style style:name="P3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9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left="0.1339in" fo:margin-right="0in" fo:text-indent="0in" style:auto-text-indent="false"/>
      <style:text-properties fo:font-size="11pt" fo:font-style="normal" style:font-size-asian="11pt" style:font-style-asian="normal" style:font-size-complex="11pt" style:font-style-complex="normal"/>
    </style:style>
    <style:style style:name="P33" style:family="paragraph" style:parent-style-name="Standard">
      <style:paragraph-properties fo:margin-left="0.2953in" fo:margin-right="0in" fo:text-indent="0in" style:auto-text-indent="false"/>
      <style:text-properties fo:font-size="11pt" fo:font-style="normal" officeooo:rsid="000e47b9" officeooo:paragraph-rsid="000e47b9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margin-left="0.2953in" fo:margin-right="0in" fo:text-indent="0in" style:auto-text-indent="false"/>
      <style:text-properties fo:font-size="11pt" fo:font-style="normal" officeooo:rsid="001ceffb" officeooo:paragraph-rsid="001ceffb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.2953in" fo:margin-right="0in" fo:text-indent="0in" style:auto-text-indent="false"/>
      <style:text-properties fo:font-size="11pt" officeooo:rsid="001ceffb" officeooo:paragraph-rsid="001ceffb" style:font-size-asian="11pt" style:font-size-complex="11pt"/>
    </style:style>
    <style:style style:name="P36" style:family="paragraph" style:parent-style-name="Standard">
      <style:paragraph-properties fo:margin-left="0.2953in" fo:margin-right="0in" fo:text-indent="0in" style:auto-text-indent="false"/>
      <style:text-properties fo:font-size="11pt" officeooo:paragraph-rsid="001ceffb" style:font-size-asian="11pt" style:font-size-complex="11pt"/>
    </style:style>
    <style:style style:name="P37" style:family="paragraph" style:parent-style-name="Standard" style:master-page-name="">
      <style:paragraph-properties fo:margin-left="0.2953in" fo:margin-right="0in" fo:text-indent="0in" style:auto-text-indent="false" style:page-number="auto"/>
      <style:text-properties fo:font-size="11pt" fo:font-style="normal" officeooo:rsid="000e47b9" officeooo:paragraph-rsid="000e47b9" style:font-size-asian="11pt" style:font-style-asian="normal" style:font-size-complex="11pt" style:font-style-complex="normal"/>
    </style:style>
    <style:style style:name="P38" style:family="paragraph" style:parent-style-name="Standard" style:list-style-name="L1">
      <style:text-properties fo:font-size="11pt" fo:font-style="normal" fo:font-weight="normal" officeooo:rsid="000e5a80" officeooo:paragraph-rsid="000e5a80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 style:list-style-name="L1">
      <style:text-properties fo:font-size="11pt" fo:font-style="normal" fo:font-weight="normal" officeooo:rsid="00105386" officeooo:paragraph-rsid="0010538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 style:list-style-name="L2">
      <style:paragraph-properties>
        <style:tab-stops/>
      </style:paragraph-properties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 style:list-style-name="L3">
      <style:text-properties fo:font-size="11pt" fo:font-style="normal" fo:font-weight="normal" officeooo:paragraph-rsid="000e5a80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 style:list-style-name="L3">
      <style:text-properties officeooo:paragraph-rsid="000e5a80"/>
    </style:style>
    <style:style style:name="P43" style:family="paragraph">
      <style:paragraph-properties fo:text-align="center"/>
    </style:style>
    <style:style style:name="T1" style:family="text">
      <style:text-properties style:font-name="Calibri1" fo:font-size="11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e47b9" style:font-size-asian="11pt" style:font-size-complex="11pt"/>
    </style:style>
    <style:style style:name="T5" style:family="text">
      <style:text-properties fo:font-size="11pt" fo:font-style="italic" officeooo:rsid="000e47b9" style:font-size-asian="11pt" style:font-style-asian="italic" style:font-size-complex="11pt" style:font-style-complex="italic"/>
    </style:style>
    <style:style style:name="T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fo:font-weight="normal" officeooo:rsid="00122ee7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officeooo:rsid="0013b969"/>
    </style:style>
    <style:style style:name="T9" style:family="text">
      <style:text-properties fo:font-size="11pt" officeooo:rsid="0017e5aa"/>
    </style:style>
    <style:style style:name="T10" style:family="text">
      <style:text-properties fo:font-size="11pt" officeooo:rsid="001a9ffc"/>
    </style:style>
    <style:style style:name="T11" style:family="text">
      <style:text-properties fo:font-size="11pt" officeooo:rsid="001b8599"/>
    </style:style>
    <style:style style:name="T12" style:family="text">
      <style:text-properties fo:font-size="11pt" officeooo:rsid="001f7050"/>
    </style:style>
    <style:style style:name="T13" style:family="text">
      <style:text-properties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tyle="normal" fo:font-weight="normal" officeooo:rsid="00151a8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5474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f1659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e47b9" style:font-style-asian="normal" style:font-style-complex="normal"/>
    </style:style>
    <style:style style:name="T19" style:family="text">
      <style:text-properties fo:font-style="normal" officeooo:rsid="001e6b99" style:font-style-asian="normal" style:font-style-complex="normal"/>
    </style:style>
    <style:style style:name="T20" style:family="text">
      <style:text-properties officeooo:rsid="000e5a80"/>
    </style:style>
    <style:style style:name="T21" style:family="text">
      <style:text-properties officeooo:rsid="0013b969"/>
    </style:style>
    <style:style style:name="T22" style:family="text">
      <style:text-properties officeooo:rsid="0018ad70"/>
    </style:style>
    <style:style style:name="T23" style:family="text">
      <style:text-properties officeooo:rsid="001a9ffc"/>
    </style:style>
    <style:style style:name="Sect1" style:family="section">
      <style:section-properties text:dont-balance-text-columns="false" style:editable="false">
        <style:columns fo:column-count="2">
          <style:column style:rel-width="28653*" fo:start-indent="0in" fo:end-indent="0in"/>
          <style:column style:rel-width="36882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style:style style:name="gr1" style:family="graphic">
      <style:graphic-properties svg:stroke-color="#4c4c4c"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999999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rect text:anchor-type="paragraph" draw:z-index="3" draw:style-name="gr2" draw:text-style-name="P43" svg:width="3.1567in" svg:height="0.0213in" svg:x="3.7819in" svg:y="-0.0098in"><text:p/></draw:rect><draw:rect text:anchor-type="paragraph" draw:z-index="1" draw:style-name="gr1" draw:text-style-name="P43" svg:width="7.0835in" svg:height="0.0142in" svg:x="-0.0756in" svg:y="-0.0866in"><text:p/></draw:rect></text:p>
      <text:p text:style-name="P11">Daniel Cheng</text:p>
      <text:p text:style-name="P10">2500 University Avenue #219</text:p>
      <text:p text:style-name="P10">Austin, TX <text:s/>787<text:span text:style-name="T22">0</text:span>5</text:p>
      <text:p text:style-name="P9">Phone:<text:tab/>(214)-212-7050</text:p>
      <text:p text:style-name="P26"><text:span text:style-name="T1">E-mail:<text:tab/>D</text:span>anielCheng@utexas.edu</text:p>
      <text:p text:style-name="P24">Github: https://github.com/qwerpi</text:p>
      <text:p text:style-name="P25"/>
      <text:p text:style-name="P2">College Education</text:p>
      <text:p text:style-name="P13"><text:tab/>The University of Texas at Austin</text:p>
      <text:p text:style-name="P13"><text:tab/>Bachelor of Science in Computer Science <text:s text:c="4"/>(2012 – 201<text:span text:style-name="T23">5</text:span>)</text:p>
      <text:p text:style-name="P13"><text:tab/>Turing Scholars Honors Degree</text:p>
      <text:p text:style-name="P13"><text:tab/>GPA:<text:tab/>3.800</text:p>
      <text:p text:style-name="P29"/>
      <text:section text:style-name="Sect1" text:name="Section1">
        <text:p text:style-name="P30"><text:span text:style-name="T3"><text:tab/></text:span><text:span text:style-name="T5">Coursework</text:span></text:p>
        <text:p text:style-name="P14"><text:tab/>Logic, Sets, and Functions: Honors</text:p>
        <text:p text:style-name="P3"><text:span text:style-name="T4"><text:tab/></text:span><text:span text:style-name="T3">Data Structures: Honors</text:span></text:p>
        <text:p text:style-name="P20"><text:tab/>Computer Architecture: Honors</text:p>
        <text:p text:style-name="P20"><text:tab/>Freshman Research Initiative: <text:tab/><text:tab/><text:tab/> <text:s text:c="6"/>Autonomous Intelligent Robots</text:p>
        <text:p text:style-name="P15"><text:tab/>Matrices and Matrix Calculations</text:p>
        <text:p text:style-name="P21"><text:tab/>Probability I</text:p>
        <text:p text:style-name="P37">Operating Systems: Honors</text:p>
        <text:p text:style-name="P33">Programming Languages: Honors</text:p>
        <text:p text:style-name="P33">Programming for Performance</text:p>
        <text:p text:style-name="P35"><text:span text:style-name="T18">A</text:span><text:span text:style-name="T17">lgorithms and Complexity: Honors</text:span></text:p>
        <text:p text:style-name="P34">Artificial Intelligence: Honors</text:p>
        <text:p text:style-name="P36"><text:span text:style-name="T19">Computer Networks</text:span><text:span text:style-name="T17"><text:tab/></text:span></text:p>
        <text:p text:style-name="P22"/>
        <text:p text:style-name="P32"/>
      </text:section>
      <text:p text:style-name="P27"/>
      <text:p text:style-name="P6"><text:span text:style-name="T21">Technical </text:span>Skills</text:p>
      <text:p text:style-name="P6"><text:tab/><text:span text:style-name="T2">Programming experience in C, C++, Java, </text:span><text:span text:style-name="T9">C#, </text:span><text:span text:style-name="T2">x86 Assembly, </text:span><text:span text:style-name="T12">HTML, </text:span><text:span text:style-name="T11">S</text:span><text:span text:style-name="T10">QL</text:span></text:p>
      <text:p text:style-name="P6"><text:span text:style-name="T2"><text:tab/></text:span><text:span text:style-name="T8">Familiar with Windows and Linux</text:span></text:p>
      <text:p text:style-name="P18"><text:tab/>Experience with Windows Azure, TACC HPC systems, ROS, OpenCV</text:p>
      <text:p text:style-name="P28"/>
      <text:p text:style-name="P7">Internships</text:p>
      <text:p text:style-name="P16"><text:tab/><text:span text:style-name="T20">Software Developer Intern at BTerrell Group LLP/CodePartners LLC<text:tab/>(Summer 2013)</text:span></text:p>
      <text:list xml:id="list1841190052814095770" text:style-name="L1">
        <text:list-item>
          <text:p text:style-name="P38">Develop software that uses Intacct API to manage vendor records</text:p>
        </text:list-item>
        <text:list-item>
          <text:p text:style-name="P38">Use Windows Azure to create a cloud-based virtual machine for development and testing</text:p>
        </text:list-item>
        <text:list-item>
          <text:p text:style-name="P39">Animation and sound work for logo animation</text:p>
        </text:list-item>
      </text:list>
      <text:p text:style-name="P27"/>
      <text:p text:style-name="P4">Work Experience</text:p>
      <text:p text:style-name="P1"><text:span text:style-name="T13"><text:tab/></text:span><text:span text:style-name="T6">UT – Division of Housing and Food</text:span></text:p>
      <text:p text:style-name="P16"><text:tab/>Student Technician <text:s text:c="4"/>(2012 – present)</text:p>
      <text:list xml:id="list2821226493257713366" text:style-name="L2">
        <text:list-item>
          <text:p text:style-name="P40">Provide front-line tech support to administrative users in offices, residence halls, kitchens, facilities shops, and University apartments</text:p>
        </text:list-item>
        <text:list-item>
          <text:p text:style-name="P40"><draw:rect text:anchor-type="paragraph" draw:z-index="2" draw:style-name="gr2" draw:text-style-name="P43" svg:width="3.1567in" svg:height="0.0213in" svg:x="-0.0075in" svg:y="2.1264in"><text:p/></draw:rect><draw:rect text:anchor-type="paragraph" draw:z-index="0" draw:style-name="gr1" draw:text-style-name="P43" svg:width="7.0835in" svg:height="0.0142in" svg:x="-0.0807in" svg:y="2.2102in"><text:p/></draw:rect>Install and maintain computer hardware, software, printers, and other peripheral devices in a 200+ workstation business computing environment</text:p>
        </text:list-item>
      </text:list>
      <text:p text:style-name="P31"/>
      <text:p text:style-name="P5">Independent Study And Mentorship</text:p>
      <text:p text:style-name="P17"><text:tab/>Mentorship under Dr. Richard M. Golden, UT Dallas <text:s text:c="4"/>(Spring 2012)</text:p>
      <text:list xml:id="list1807568590582537105" text:style-name="L3">
        <text:list-item>
          <text:p text:style-name="P41">Build an autonomous RC car that uses computer vision and neural networks to follow a track</text:p>
        </text:list-item>
        <text:list-item>
          <text:p text:style-name="P42"><text:span text:style-name="T6">Use Matlab and TI MSP430 MCU to steer and control </text:span><text:span text:style-name="T7">a</text:span><text:span text:style-name="T6"> car</text:span></text:p>
        </text:list-item>
      </text:list>
      <text:p text:style-name="P19"/>
      <text:p text:style-name="P8">Interests</text:p>
      <text:p text:style-name="P23"><text:span text:style-name="T14"><text:tab/></text:span><text:span text:style-name="T15">Physical and digital security, </text:span><text:span text:style-name="T16">low-level and OS development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1:42:27.41</meta:creation-date>
    <dc:date>2014-03-25T17:33:03.387000000</dc:date>
    <meta:editing-duration>PT2H57M21S</meta:editing-duration>
    <meta:editing-cycles>56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44" meta:word-count="252" meta:character-count="1818" meta:non-whitespace-character-count="1570"/>
  </office:meta>
</office:document-meta>
</file>